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ue CL Aufteilung für Konfigurator</text:p>
      <text:p text:style-name="Standard"/>
      <text:p text:style-name="Standard"/>
      <text:p text:style-name="Standard">Nominale Pixel werden modulo 8 aufgeteil wir folgt:</text:p>
      <text:p text:style-name="Standard"/>
      <text:p text:style-name="Standard">Medium</text:p>
      <text:p text:style-name="Standard"/>
      <text:p text:style-name="Standard"><text:s/>/* A B C <text:s/>D E F G H I J <text:s/>A B C <text:s/>D E F G H I J */</text:p>
      <text:p text:style-name="Standard"><text:s text:c="3"/>{1,1,1, 1,1,1,0,0,0,0, 1,1,1, 1,1,1,0,0,0,0}, <text:s/>/* 1 Phase */</text:p>
      <text:p text:style-name="Standard"><text:s text:c="3"/>{1,2,0, 1,2,0,0,0,0,0, 1,2,0, 1,2,0,0,0,0,0}, <text:s/>/* 2 Phasen */ </text:p>
      <text:p text:style-name="Standard"><text:s text:c="3"/>{1,2,3, 1,2,3,0,0,0,0, 1,2,3, 1,2,3,0,0,0,0}, <text:s/>/* 3 Phasen/RGB */ </text:p>
      <text:p text:style-name="Standard"><text:s text:c="3"/>{1,2,3, 4,0,0,0,0,0,0, 1,2,3, 4,0,0,0,0,0,0}, <text:s/>/* 4 Phasen */</text:p>
      <text:p text:style-name="Standard"><text:s text:c="3"/>{1,2,3, 4,5,0,0,0,0,0, 1,2,3, 4,5,0,0,0,0,0}, <text:s/>/* 5 Phasen */</text:p>
      <text:p text:style-name="Standard"><text:s text:c="3"/>{1,2,3, 4,5,6,0,0,0,0, 1,2,3, 4,5,6,0,0,0,0}, <text:s/>/* 6 Phasen */</text:p>
      <text:p text:style-name="Standard">};</text:p>
      <text:p text:style-name="Standard"/>
      <text:p text:style-name="Standard"/>
      <text:p text:style-name="Standard">Full</text:p>
      <text:p text:style-name="Standard"/>
      <text:p text:style-name="Standard"><text:s/>/* A B C <text:s/>D E F G H I J <text:s/>A B C <text:s/>D E F G H I J */</text:p>
      <text:p text:style-name="Standard"><text:s text:c="3"/>{1,1,1, 1,1,1,1,1,1,0, 1,1,1, 1,1,1,1,1,1,0}, <text:s/>/* 1 Phase */</text:p>
      <text:p text:style-name="Standard"><text:s text:c="3"/>{1,2,0, 1,2,0,1,2,0,0, 1,2,0, 1,2,0,1,2,0,0}, <text:s/>/* 2 Phasen */ </text:p>
      <text:p text:style-name="Standard"><text:s text:c="3"/>{1,2,3, 1,2,3,1,2,3,0, 1,2,3, 1,2,3,1,2,3,0}, <text:s/>/* 3 Phasen/RGB */ </text:p>
      <text:p text:style-name="Standard"><text:s text:c="3"/>{1,2,3, 4,0,0,0,0,0,0, 1,2,3, 4,0,0,0,0,0,0}, <text:s/>/* 4 Phasen */</text:p>
      <text:p text:style-name="Standard"><text:s text:c="3"/>{1,2,3, 4,5,0,0,0,0,0, 1,2,3, 4,5,0,0,0,0,0}, <text:s/>/* 5 Phasen */</text:p>
      <text:p text:style-name="Standard"><text:s text:c="3"/>{1,2,3, 4,5,6,0,0,0,0, 1,2,3, 4,5,6,0,0,0,0}, <text:s/>/* 6 Phasen */</text:p>
      <text:p text:style-name="Standard">};</text:p>
      <text:p text:style-name="Standard"/>
      <text:p text:style-name="Standard"/>
      <text:p text:style-name="Standard">Andere CL-Auftreilungen auf Anfrage!!!!! <text:s/>-&gt; in Datenblatt reinschreiben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2S</meta:editing-duration>
    <meta:editing-cycles>3</meta:editing-cycles>
    <meta:generator>OpenOffice/4.1.3$Win32 OpenOffice.org_project/413m1$Build-9783</meta:generator>
    <dc:date>2020-04-02T10:44:02.33</dc:date>
    <dc:creator>Christine Tichawa</dc:creator>
    <meta:document-statistic meta:table-count="0" meta:image-count="0" meta:object-count="0" meta:page-count="1" meta:paragraph-count="21" meta:word-count="165" meta:character-count="1049"/>
    <meta:user-defined meta:name="Info 1"/>
    <meta:user-defined meta:name="Info 2"/>
    <meta:user-defined meta:name="Info 3"/>
    <meta:user-defined meta:name="Info 4"/>
  </office:meta>
</office:document-meta>
</file>